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text-line-through-style="solid"/>
    </style:style>
    <style:style style:name="T126" style:family="text">
      <style:text-properties fo:font-style="italic" style:font-style-asian="italic" style:font-style-complex="italic" style:text-line-through-style="solid"/>
    </style:style>
    <style:style style:name="T127" style:family="text">
      <style:text-properties fo:font-style="italic" style:font-style-asian="italic" style:font-style-complex="italic" style:text-line-through-style="solid"/>
    </style:style>
    <style:style style:name="T128" style:family="text">
      <style:text-properties fo:font-style="italic" style:font-style-asian="italic" style:font-style-complex="italic" style:text-line-through-style="solid"/>
    </style:style>
    <style:style style:name="T129" style:family="text">
      <style:text-properties fo:font-style="italic" style:font-style-asian="italic" style:font-style-complex="italic" style:text-line-through-style="solid"/>
    </style:style>
    <style:style style:name="T130" style:family="text">
      <style:text-properties fo:font-style="italic" style:font-style-asian="italic" style:font-style-complex="italic" style:text-line-through-style="solid"/>
    </style:style>
    <style:style style:name="T131" style:family="text">
      <style:text-properties fo:font-style="italic" style:font-style-asian="italic" style:font-style-complex="italic" style:text-line-through-style="solid"/>
    </style:style>
    <style:style style:name="T132" style:family="text">
      <style:text-properties fo:font-style="italic" style:font-style-asian="italic" style:font-style-complex="italic" style:text-line-through-style="solid"/>
    </style:style>
    <style:style style:name="T133" style:family="text">
      <style:text-properties fo:font-style="italic" style:font-style-asian="italic" style:font-style-complex="italic" style:text-line-through-style="solid"/>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text-line-through-style="solid"/>
    </style:style>
    <style:style style:name="T242" style:family="text">
      <style:text-properties fo:font-style="italic" style:font-style-asian="italic" style:font-style-complex="italic" style:text-line-through-style="solid"/>
    </style:style>
    <style:style style:name="T243" style:family="text">
      <style:text-properties fo:font-style="italic" style:font-style-asian="italic" style:font-style-complex="italic" style:text-line-through-style="solid"/>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office:automatic-styles>
  <office:body>
    <office:text>
      <text:h text:style-name="Title">Window</text:h>
      <text:p text:style-name="Text_20_body"><text:span text:style-name="T1">HYMN</text:span><text:span text:style-name="T2"> </text:span><text:span text:style-name="T3">386:</text:span><text:span text:style-name="T4"> </text:span><text:span text:style-name="T5">JOKES</text:span></text:p>
      <text:p text:style-name="Text_20_body"><text:span text:style-name="T6">"</text:span><text:span text:style-name="T7">Tell</text:span><text:span text:style-name="T8"> </text:span><text:span text:style-name="T9">us</text:span><text:span text:style-name="T10"> </text:span><text:span text:style-name="T11">a</text:span><text:span text:style-name="T12"> </text:span><text:span text:style-name="T13">joke</text:span><text:span text:style-name="T14">"</text:span><text:span text:style-name="T15"> </text:span><text:span text:style-name="T16">everyone</text:span><text:span text:style-name="T17"> </text:span><text:span text:style-name="T18">asks</text:span><text:span text:style-name="T19"> </text:span><text:span text:style-name="T20">of</text:span><text:span text:style-name="T21"> </text:span><text:span text:style-name="T22">the</text:span><text:span text:style-name="T23"> </text:span><text:span text:style-name="T24">clown.</text:span><text:span text:style-name="T25"> </text:span><text:span text:style-name="T26">He</text:span><text:span text:style-name="T27"> </text:span><text:span text:style-name="T28">sits</text:span><text:span text:style-name="T29"> </text:span><text:span text:style-name="T30">on</text:span><text:span text:style-name="T31"> </text:span><text:span text:style-name="T32">a</text:span><text:span text:style-name="T33"> </text:span><text:span text:style-name="T34">log</text:span><text:span text:style-name="T35"> </text:span><text:span text:style-name="T36">and</text:span><text:span text:style-name="T37"> </text:span><text:span text:style-name="T38">begins</text:span><text:span text:style-name="T39"> </text:span><text:span text:style-name="T40">to</text:span><text:span text:style-name="T41"> </text:span><text:span text:style-name="T42">think.</text:span><text:span text:style-name="T43"> </text:span><text:span text:style-name="T44">Everyone</text:span><text:span text:style-name="T45"> </text:span><text:span text:style-name="T46">waits</text:span><text:span text:style-name="T47"> </text:span><text:span text:style-name="T48">gap-mouthed</text:span><text:span text:style-name="T49"> </text:span><text:span text:style-name="T50">in</text:span><text:span text:style-name="T51"> </text:span><text:span text:style-name="T52">anticipation.</text:span><text:span text:style-name="T53"> </text:span><text:span text:style-name="T54">A</text:span><text:span text:style-name="T55"> </text:span><text:span text:style-name="T56">slight</text:span><text:span text:style-name="T57"> </text:span><text:span text:style-name="T58">breeze</text:span><text:span text:style-name="T59"> </text:span><text:span text:style-name="T60">ruffles</text:span><text:span text:style-name="T61"> </text:span><text:span text:style-name="T62">the</text:span><text:span text:style-name="T63"> </text:span><text:span text:style-name="T64">clown's</text:span><text:span text:style-name="T65"> </text:span><text:span text:style-name="T66">coat,</text:span><text:span text:style-name="T67"> </text:span><text:span text:style-name="T68">his</text:span><text:span text:style-name="T69"> </text:span><text:span text:style-name="T70">pompom</text:span><text:span text:style-name="T71"> </text:span><text:span text:style-name="T72">buttons,</text:span><text:span text:style-name="T73"> </text:span><text:span text:style-name="T74">his</text:span><text:span text:style-name="T75"> </text:span><text:span text:style-name="T76">bright</text:span><text:span text:style-name="T77"> </text:span><text:span text:style-name="T78">red</text:span><text:span text:style-name="T79"> </text:span><text:span text:style-name="T80">hair</text:span><text:span text:style-name="T81">.</text:span><text:span text:style-name="T82"> </text:span><text:span text:style-name="T83">His</text:span><text:span text:style-name="T84"> </text:span><text:span text:style-name="T85">nose</text:span><text:span text:style-name="T86"> </text:span><text:span text:style-name="T87">becomes</text:span><text:span text:style-name="T88"> </text:span><text:span text:style-name="T89">redder</text:span><text:span text:style-name="T90"> </text:span><text:span text:style-name="T91">in</text:span><text:span text:style-name="T92"> </text:span><text:span text:style-name="T93">the</text:span><text:span text:style-name="T94"> </text:span><text:span text:style-name="T95">cold.</text:span><text:span text:style-name="T96"> </text:span><text:span text:style-name="T97">Hours</text:span><text:span text:style-name="T98"> </text:span><text:span text:style-name="T99">pass.</text:span><text:span text:style-name="T100"> </text:span><text:span text:style-name="T101">All</text:span><text:span text:style-name="T102"> </text:span><text:span text:style-name="T103">but</text:span><text:span text:style-name="T104"> </text:span><text:span text:style-name="T105">the</text:span><text:span text:style-name="T106"> </text:span><text:span text:style-name="T107">most</text:span><text:span text:style-name="T108"> </text:span><text:span text:style-name="T109">dedicated</text:span><text:span text:style-name="T110"> </text:span><text:span text:style-name="T111">of</text:span><text:span text:style-name="T112"> </text:span><text:span text:style-name="T113">joke</text:span><text:span text:style-name="T114"> </text:span><text:span text:style-name="T115">listeners</text:span><text:span text:style-name="T116"> </text:span><text:span text:style-name="T117">leave</text:span><text:span text:style-name="T118"> </text:span><text:span text:style-name="T119">him</text:span><text:span text:style-name="T120"> </text:span><text:span text:style-name="T121">to</text:span><text:span text:style-name="T122"> </text:span><text:span text:style-name="T123">rot</text:span><text:span text:style-name="T124"> </text:span><text:span text:style-name="T125">for</text:span><text:span text:style-name="T126"> </text:span><text:span text:style-name="T127">all</text:span><text:span text:style-name="T128"> </text:span><text:span text:style-name="T129">they</text:span><text:span text:style-name="T130"> </text:span><text:span text:style-name="T131">may</text:span><text:span text:style-name="T132"> </text:span><text:span text:style-name="T133">care</text:span><text:span text:style-name="T134">.</text:span></text:p>
      <text:p text:style-name="Text_20_body"><text:span text:style-name="T135">The</text:span><text:span text:style-name="T136"> </text:span><text:span text:style-name="T137">clown</text:span><text:span text:style-name="T138"> </text:span><text:span text:style-name="T139">opens</text:span><text:span text:style-name="T140"> </text:span><text:span text:style-name="T141">his</text:span><text:span text:style-name="T142"> </text:span><text:span text:style-name="T143">mouth</text:span><text:span text:style-name="T144"> </text:span><text:span text:style-name="T145">to</text:span><text:span text:style-name="T146"> </text:span><text:span text:style-name="T147">speak</text:span><text:span text:style-name="T148"> </text:span><text:span text:style-name="T149">but</text:span><text:span text:style-name="T150"> </text:span><text:span text:style-name="T151">no</text:span><text:span text:style-name="T152"> </text:span><text:span text:style-name="T153">words</text:span><text:span text:style-name="T154"> </text:span><text:span text:style-name="T155">come</text:span><text:span text:style-name="T156"> </text:span><text:span text:style-name="T157">out.</text:span><text:span text:style-name="T158"> </text:span><text:span text:style-name="T159">A</text:span><text:span text:style-name="T160"> </text:span><text:span text:style-name="T161">tear</text:span><text:span text:style-name="T162"> </text:span><text:span text:style-name="T163">falls</text:span><text:span text:style-name="T164"> </text:span><text:span text:style-name="T165">down</text:span><text:span text:style-name="T166"> </text:span><text:span text:style-name="T167">his</text:span><text:span text:style-name="T168"> </text:span><text:span text:style-name="T169">cheek,</text:span><text:span text:style-name="T170"> </text:span><text:span text:style-name="T171">and</text:span><text:span text:style-name="T172"> </text:span><text:span text:style-name="T173">another.</text:span><text:span text:style-name="T174"> </text:span><text:span text:style-name="T175">He</text:span><text:span text:style-name="T176"> </text:span><text:span text:style-name="T177">begins</text:span><text:span text:style-name="T178"> </text:span><text:span text:style-name="T179">to</text:span><text:span text:style-name="T180"> </text:span><text:span text:style-name="T181">sob.</text:span><text:span text:style-name="T182"> </text:span><text:span text:style-name="T183">The</text:span><text:span text:style-name="T184"> </text:span><text:span text:style-name="T185">last</text:span><text:span text:style-name="T186"> </text:span><text:span text:style-name="T187">joke</text:span><text:span text:style-name="T188"> </text:span><text:span text:style-name="T189">listener</text:span><text:span text:style-name="T190"> </text:span><text:span text:style-name="T191">comes</text:span><text:span text:style-name="T192"> </text:span><text:span text:style-name="T193">over</text:span><text:span text:style-name="T194"> </text:span><text:span text:style-name="T195">to</text:span><text:span text:style-name="T196"> </text:span><text:span text:style-name="T197">comfort</text:span><text:span text:style-name="T198"> </text:span><text:span text:style-name="T199">him.</text:span><text:span text:style-name="T200"> </text:span><text:span text:style-name="T201">She</text:span><text:span text:style-name="T202"> </text:span><text:span text:style-name="T203">puts</text:span><text:span text:style-name="T204"> </text:span><text:span text:style-name="T205">a</text:span><text:span text:style-name="T206"> </text:span><text:span text:style-name="T207">hand</text:span><text:span text:style-name="T208"> </text:span><text:span text:style-name="T209">on</text:span><text:span text:style-name="T210"> </text:span><text:span text:style-name="T211">his</text:span><text:span text:style-name="T212"> </text:span><text:span text:style-name="T213">shoulder.</text:span><text:span text:style-name="T214"> </text:span><text:span text:style-name="T215">He</text:span><text:span text:style-name="T216"> </text:span><text:span text:style-name="T217">looks</text:span><text:span text:style-name="T218"> </text:span><text:span text:style-name="T219">up</text:span><text:span text:style-name="T220"> </text:span><text:span text:style-name="T221">at</text:span><text:span text:style-name="T222"> </text:span><text:span text:style-name="T223">her,</text:span><text:span text:style-name="T224"> </text:span><text:span text:style-name="T225">red</text:span><text:span text:style-name="T226"> </text:span><text:span text:style-name="T227">face,</text:span><text:span text:style-name="T228"> </text:span><text:span text:style-name="T229">red</text:span><text:span text:style-name="T230"> </text:span><text:span text:style-name="T231">nose,</text:span><text:span text:style-name="T232"> </text:span><text:span text:style-name="T233">white</text:span><text:span text:style-name="T234"> </text:span><text:span text:style-name="T235">lips,</text:span><text:span text:style-name="T236"> </text:span><text:span text:style-name="T237">and</text:span><text:span text:style-name="T238"> </text:span><text:span text:style-name="T239">says</text:span><text:span text:style-name="T240"> </text:span><text:span text:style-name="T241">"Thank</text:span><text:span text:style-name="T242"> </text:span><text:span text:style-name="T243">you."</text:span><text:span text:style-name="T244"> </text:span><text:span text:style-name="T245">He</text:span><text:span text:style-name="T246"> </text:span><text:span text:style-name="T247">vanishes</text:span><text:span text:style-name="T248"> </text:span><text:span text:style-name="T249">from</text:span><text:span text:style-name="T250"> </text:span><text:span text:style-name="T251">the</text:span><text:span text:style-name="T252"> </text:span><text:span text:style-name="T253">clearing.</text:span><text:span text:style-name="T254"> </text:span><text:span text:style-name="T255">The</text:span><text:span text:style-name="T256"> </text:span><text:span text:style-name="T257">last</text:span><text:span text:style-name="T258"> </text:span><text:span text:style-name="T259">joke</text:span><text:span text:style-name="T260"> </text:span><text:span text:style-name="T261">listener</text:span><text:span text:style-name="T262"> </text:span><text:span text:style-name="T263">sits</text:span><text:span text:style-name="T264"> </text:span><text:span text:style-name="T265">on</text:span><text:span text:style-name="T266"> </text:span><text:span text:style-name="T267">the</text:span><text:span text:style-name="T268"> </text:span><text:span text:style-name="T269">log</text:span><text:span text:style-name="T270"> </text:span><text:span text:style-name="T271">and</text:span><text:span text:style-name="T272"> </text:span><text:span text:style-name="T273">looks</text:span><text:span text:style-name="T274"> </text:span><text:span text:style-name="T275">up</text:span><text:span text:style-name="T276"> </text:span><text:span text:style-name="T277">at</text:span><text:span text:style-name="T278"> </text:span><text:span text:style-name="T279">the</text:span><text:span text:style-name="T280"> </text:span><text:span text:style-name="T281">sky.</text:span><text:span text:style-name="T282"> </text:span><text:span text:style-name="T283">The</text:span><text:span text:style-name="T284"> </text:span><text:span text:style-name="T285">moon</text:span><text:span text:style-name="T286"> </text:span><text:span text:style-name="T287">is</text:span><text:span text:style-name="T288"> </text:span><text:span text:style-name="T289">full.</text:span><text:span text:style-name="T290"> </text:span><text:span text:style-name="T291">The</text:span><text:span text:style-name="T292"> </text:span><text:span text:style-name="T293">world</text:span><text:span text:style-name="T294"> </text:span><text:span text:style-name="T295">creaks</text:span><text:span text:style-name="T296"> </text:span><text:span text:style-name="T297">on</text:span><text:span text:style-name="T298"> </text:span><text:span text:style-name="T299">its</text:span><text:span text:style-name="T300"> </text:span><text:span text:style-name="T301">axis.</text:span></text:p>
      <text:p text:style-name="Text_20_body">Paul looked up to the space on the wall where a window should be. The shadow of his face wavered in the candle light. He looked back down at the card he'd been writing on. He read the card. He crossed out the <text:span text:style-name="T302">for</text:span><text:span text:style-name="T303"> </text:span><text:span text:style-name="T304">all</text:span><text:span text:style-name="T305"> </text:span><text:span text:style-name="T306">they</text:span><text:span text:style-name="T307"> </text:span><text:span text:style-name="T308">may</text:span><text:span text:style-name="T309"> </text:span><text:span text:style-name="T310">care</text:span> in the first paragraph, and <text:span text:style-name="T311">"Thank</text:span><text:span text:style-name="T312"> </text:span><text:span text:style-name="T313">you"</text:span> from the second one. "What could he say" he thought to himself. "What could he possibly say to her." He went outside to clear his head with a cigarette. He took his axe with him this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ndow</dc:title>
  </office:meta>
</office:document-meta>
</file>